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style:font-style-asian="normal" style:font-style-complex="normal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_sec</text:p>
          </table:table-cell>
          <table:table-cell table:style-name="ce1" office:value-type="string" calcext:value-type="string">
            <text:p>x</text:p>
          </table:table-cell>
          <table:table-cell/>
          <table:table-cell table:style-name="ce3" office:value-type="string" calcext:value-type="string">
            <text:p>Lambda</text:p>
          </table:table-cell>
          <table:table-cell table:style-name="ce3" office:value-type="float" office:value="0.05" calcext:value-type="float">
            <text:p>0.0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B3]*100)/1000" office:value-type="float" office:value="0" calcext:value-type="float">
            <text:p>0</text:p>
          </table:table-cell>
          <table:table-cell table:formula="of:=EXP(-[.$G$2]*[.B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[.B4]*100)/1000" office:value-type="float" office:value="0.1" calcext:value-type="float">
            <text:p>0.1</text:p>
          </table:table-cell>
          <table:table-cell table:formula="of:=EXP(-[.$G$2]*[.B4])" office:value-type="float" office:value="0.951229424500714" calcext:value-type="float">
            <text:p>0.951229424500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[.B5]*100)/1000" office:value-type="float" office:value="0.2" calcext:value-type="float">
            <text:p>0.2</text:p>
          </table:table-cell>
          <table:table-cell table:formula="of:=EXP(-[.$G$2]*[.B5])" office:value-type="float" office:value="0.90483741803596" calcext:value-type="float">
            <text:p>0.904837418035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[.B6]*100)/1000" office:value-type="float" office:value="0.3" calcext:value-type="float">
            <text:p>0.3</text:p>
          </table:table-cell>
          <table:table-cell table:formula="of:=EXP(-[.$G$2]*[.B6])" office:value-type="float" office:value="0.860707976425058" calcext:value-type="float">
            <text:p>0.8607079764250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[.B7]*100)/1000" office:value-type="float" office:value="0.4" calcext:value-type="float">
            <text:p>0.4</text:p>
          </table:table-cell>
          <table:table-cell table:formula="of:=EXP(-[.$G$2]*[.B7])" office:value-type="float" office:value="0.818730753077982" calcext:value-type="float">
            <text:p>0.8187307530779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8]*100)/1000" office:value-type="float" office:value="0.5" calcext:value-type="float">
            <text:p>0.5</text:p>
          </table:table-cell>
          <table:table-cell table:formula="of:=EXP(-[.$G$2]*[.B8])" office:value-type="float" office:value="0.778800783071405" calcext:value-type="float">
            <text:p>0.7788007830714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[.B9]*100)/1000" office:value-type="float" office:value="0.6" calcext:value-type="float">
            <text:p>0.6</text:p>
          </table:table-cell>
          <table:table-cell table:formula="of:=EXP(-[.$G$2]*[.B9])" office:value-type="float" office:value="0.740818220681718" calcext:value-type="float">
            <text:p>0.740818220681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[.B10]*100)/1000" office:value-type="float" office:value="0.7" calcext:value-type="float">
            <text:p>0.7</text:p>
          </table:table-cell>
          <table:table-cell table:formula="of:=EXP(-[.$G$2]*[.B10])" office:value-type="float" office:value="0.704688089718713" calcext:value-type="float">
            <text:p>0.7046880897187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([.B11]*100)/1000" office:value-type="float" office:value="0.8" calcext:value-type="float">
            <text:p>0.8</text:p>
          </table:table-cell>
          <table:table-cell table:formula="of:=EXP(-[.$G$2]*[.B11])" office:value-type="float" office:value="0.670320046035639" calcext:value-type="float">
            <text:p>0.670320046035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([.B12]*100)/1000" office:value-type="float" office:value="0.9" calcext:value-type="float">
            <text:p>0.9</text:p>
          </table:table-cell>
          <table:table-cell table:formula="of:=EXP(-[.$G$2]*[.B12])" office:value-type="float" office:value="0.637628151621773" calcext:value-type="float">
            <text:p>0.6376281516217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3]*100)/1000" office:value-type="float" office:value="1" calcext:value-type="float">
            <text:p>1</text:p>
          </table:table-cell>
          <table:table-cell table:formula="of:=EXP(-[.$G$2]*[.B13])" office:value-type="float" office:value="0.606530659712633" calcext:value-type="float">
            <text:p>0.6065306597126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([.B14]*100)/1000" office:value-type="float" office:value="1.1" calcext:value-type="float">
            <text:p>1.1</text:p>
          </table:table-cell>
          <table:table-cell table:formula="of:=EXP(-[.$G$2]*[.B14])" office:value-type="float" office:value="0.576949810380487" calcext:value-type="float">
            <text:p>0.576949810380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([.B15]*100)/1000" office:value-type="float" office:value="1.2" calcext:value-type="float">
            <text:p>1.2</text:p>
          </table:table-cell>
          <table:table-cell table:formula="of:=EXP(-[.$G$2]*[.B15])" office:value-type="float" office:value="0.548811636094026" calcext:value-type="float">
            <text:p>0.5488116360940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([.B16]*100)/1000" office:value-type="float" office:value="1.3" calcext:value-type="float">
            <text:p>1.3</text:p>
          </table:table-cell>
          <table:table-cell table:formula="of:=EXP(-[.$G$2]*[.B16])" office:value-type="float" office:value="0.522045776761016" calcext:value-type="float">
            <text:p>0.5220457767610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([.B17]*100)/1000" office:value-type="float" office:value="1.4" calcext:value-type="float">
            <text:p>1.4</text:p>
          </table:table-cell>
          <table:table-cell table:formula="of:=EXP(-[.$G$2]*[.B17])" office:value-type="float" office:value="0.496585303791409" calcext:value-type="float">
            <text:p>0.4965853037914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18]*100)/1000" office:value-type="float" office:value="1.5" calcext:value-type="float">
            <text:p>1.5</text:p>
          </table:table-cell>
          <table:table-cell table:formula="of:=EXP(-[.$G$2]*[.B18])" office:value-type="float" office:value="0.472366552741015" calcext:value-type="float">
            <text:p>0.472366552741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([.B19]*100)/1000" office:value-type="float" office:value="1.6" calcext:value-type="float">
            <text:p>1.6</text:p>
          </table:table-cell>
          <table:table-cell table:formula="of:=EXP(-[.$G$2]*[.B19])" office:value-type="float" office:value="0.449328964117222" calcext:value-type="float">
            <text:p>0.4493289641172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([.B20]*100)/1000" office:value-type="float" office:value="1.7" calcext:value-type="float">
            <text:p>1.7</text:p>
          </table:table-cell>
          <table:table-cell table:formula="of:=EXP(-[.$G$2]*[.B20])" office:value-type="float" office:value="0.427414931948727" calcext:value-type="float">
            <text:p>0.4274149319487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([.B21]*100)/1000" office:value-type="float" office:value="1.8" calcext:value-type="float">
            <text:p>1.8</text:p>
          </table:table-cell>
          <table:table-cell table:formula="of:=EXP(-[.$G$2]*[.B21])" office:value-type="float" office:value="0.406569659740599" calcext:value-type="float">
            <text:p>0.4065696597405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([.B22]*100)/1000" office:value-type="float" office:value="1.9" calcext:value-type="float">
            <text:p>1.9</text:p>
          </table:table-cell>
          <table:table-cell table:formula="of:=EXP(-[.$G$2]*[.B22])" office:value-type="float" office:value="0.386741023454501" calcext:value-type="float">
            <text:p>0.3867410234545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23]*100)/1000" office:value-type="float" office:value="2" calcext:value-type="float">
            <text:p>2</text:p>
          </table:table-cell>
          <table:table-cell table:formula="of:=EXP(-[.$G$2]*[.B23])" office:value-type="float" office:value="0.367879441171442" calcext:value-type="float">
            <text:p>0.3678794411714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([.B24]*100)/1000" office:value-type="float" office:value="2.1" calcext:value-type="float">
            <text:p>2.1</text:p>
          </table:table-cell>
          <table:table-cell table:formula="of:=EXP(-[.$G$2]*[.B24])" office:value-type="float" office:value="0.349937749111155" calcext:value-type="float">
            <text:p>0.3499377491111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([.B25]*100)/1000" office:value-type="float" office:value="2.2" calcext:value-type="float">
            <text:p>2.2</text:p>
          </table:table-cell>
          <table:table-cell table:formula="of:=EXP(-[.$G$2]*[.B25])" office:value-type="float" office:value="0.33287108369808" calcext:value-type="float">
            <text:p>0.332871083698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([.B26]*100)/1000" office:value-type="float" office:value="2.3" calcext:value-type="float">
            <text:p>2.3</text:p>
          </table:table-cell>
          <table:table-cell table:formula="of:=EXP(-[.$G$2]*[.B26])" office:value-type="float" office:value="0.316636769379053" calcext:value-type="float">
            <text:p>0.3166367693790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([.B27]*100)/1000" office:value-type="float" office:value="2.4" calcext:value-type="float">
            <text:p>2.4</text:p>
          </table:table-cell>
          <table:table-cell table:formula="of:=EXP(-[.$G$2]*[.B27])" office:value-type="float" office:value="0.301194211912202" calcext:value-type="float">
            <text:p>0.3011942119122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28]*100)/1000" office:value-type="float" office:value="2.5" calcext:value-type="float">
            <text:p>2.5</text:p>
          </table:table-cell>
          <table:table-cell table:formula="of:=EXP(-[.$G$2]*[.B28])" office:value-type="float" office:value="0.28650479686019" calcext:value-type="float">
            <text:p>0.28650479686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([.B29]*100)/1000" office:value-type="float" office:value="2.6" calcext:value-type="float">
            <text:p>2.6</text:p>
          </table:table-cell>
          <table:table-cell table:formula="of:=EXP(-[.$G$2]*[.B29])" office:value-type="float" office:value="0.272531793034013" calcext:value-type="float">
            <text:p>0.272531793034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([.B30]*100)/1000" office:value-type="float" office:value="2.7" calcext:value-type="float">
            <text:p>2.7</text:p>
          </table:table-cell>
          <table:table-cell table:formula="of:=EXP(-[.$G$2]*[.B30])" office:value-type="float" office:value="0.259240260645891" calcext:value-type="float">
            <text:p>0.2592402606458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([.B31]*100)/1000" office:value-type="float" office:value="2.8" calcext:value-type="float">
            <text:p>2.8</text:p>
          </table:table-cell>
          <table:table-cell table:formula="of:=EXP(-[.$G$2]*[.B31])" office:value-type="float" office:value="0.246596963941606" calcext:value-type="float">
            <text:p>0.2465969639416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([.B32]*100)/1000" office:value-type="float" office:value="2.9" calcext:value-type="float">
            <text:p>2.9</text:p>
          </table:table-cell>
          <table:table-cell table:formula="of:=EXP(-[.$G$2]*[.B32])" office:value-type="float" office:value="0.234570288093798" calcext:value-type="float">
            <text:p>0.234570288093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33]*100)/1000" office:value-type="float" office:value="3" calcext:value-type="float">
            <text:p>3</text:p>
          </table:table-cell>
          <table:table-cell table:formula="of:=EXP(-[.$G$2]*[.B33])" office:value-type="float" office:value="0.22313016014843" calcext:value-type="float">
            <text:p>0.223130160148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([.B34]*100)/1000" office:value-type="float" office:value="3.1" calcext:value-type="float">
            <text:p>3.1</text:p>
          </table:table-cell>
          <table:table-cell table:formula="of:=EXP(-[.$G$2]*[.B34])" office:value-type="float" office:value="0.212247973826743" calcext:value-type="float">
            <text:p>0.2122479738267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([.B35]*100)/1000" office:value-type="float" office:value="3.2" calcext:value-type="float">
            <text:p>3.2</text:p>
          </table:table-cell>
          <table:table-cell table:formula="of:=EXP(-[.$G$2]*[.B35])" office:value-type="float" office:value="0.201896517994655" calcext:value-type="float">
            <text:p>0.2018965179946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([.B36]*100)/1000" office:value-type="float" office:value="3.3" calcext:value-type="float">
            <text:p>3.3</text:p>
          </table:table-cell>
          <table:table-cell table:formula="of:=EXP(-[.$G$2]*[.B36])" office:value-type="float" office:value="0.192049908620754" calcext:value-type="float">
            <text:p>0.1920499086207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([.B37]*100)/1000" office:value-type="float" office:value="3.4" calcext:value-type="float">
            <text:p>3.4</text:p>
          </table:table-cell>
          <table:table-cell table:formula="of:=EXP(-[.$G$2]*[.B37])" office:value-type="float" office:value="0.182683524052735" calcext:value-type="float">
            <text:p>0.1826835240527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38]*100)/1000" office:value-type="float" office:value="3.5" calcext:value-type="float">
            <text:p>3.5</text:p>
          </table:table-cell>
          <table:table-cell table:formula="of:=EXP(-[.$G$2]*[.B38])" office:value-type="float" office:value="0.173773943450445" calcext:value-type="float">
            <text:p>0.173773943450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([.B39]*100)/1000" office:value-type="float" office:value="3.6" calcext:value-type="float">
            <text:p>3.6</text:p>
          </table:table-cell>
          <table:table-cell table:formula="of:=EXP(-[.$G$2]*[.B39])" office:value-type="float" office:value="0.165298888221587" calcext:value-type="float">
            <text:p>0.1652988882215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([.B40]*100)/1000" office:value-type="float" office:value="3.7" calcext:value-type="float">
            <text:p>3.7</text:p>
          </table:table-cell>
          <table:table-cell table:formula="of:=EXP(-[.$G$2]*[.B40])" office:value-type="float" office:value="0.157237166313628" calcext:value-type="float">
            <text:p>0.1572371663136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([.B41]*100)/1000" office:value-type="float" office:value="3.8" calcext:value-type="float">
            <text:p>3.8</text:p>
          </table:table-cell>
          <table:table-cell table:formula="of:=EXP(-[.$G$2]*[.B41])" office:value-type="float" office:value="0.149568619222635" calcext:value-type="float">
            <text:p>0.1495686192226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([.B42]*100)/1000" office:value-type="float" office:value="3.9" calcext:value-type="float">
            <text:p>3.9</text:p>
          </table:table-cell>
          <table:table-cell table:formula="of:=EXP(-[.$G$2]*[.B42])" office:value-type="float" office:value="0.142274071586514" calcext:value-type="float">
            <text:p>0.1422740715865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43]*100)/1000" office:value-type="float" office:value="4" calcext:value-type="float">
            <text:p>4</text:p>
          </table:table-cell>
          <table:table-cell table:formula="of:=EXP(-[.$G$2]*[.B43])" office:value-type="float" office:value="0.135335283236613" calcext:value-type="float">
            <text:p>0.1353352832366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([.B44]*100)/1000" office:value-type="float" office:value="4.1" calcext:value-type="float">
            <text:p>4.1</text:p>
          </table:table-cell>
          <table:table-cell table:formula="of:=EXP(-[.$G$2]*[.B44])" office:value-type="float" office:value="0.128734903587804" calcext:value-type="float">
            <text:p>0.1287349035878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([.B45]*100)/1000" office:value-type="float" office:value="4.2" calcext:value-type="float">
            <text:p>4.2</text:p>
          </table:table-cell>
          <table:table-cell table:formula="of:=EXP(-[.$G$2]*[.B45])" office:value-type="float" office:value="0.122456428252982" calcext:value-type="float">
            <text:p>0.1224564282529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([.B46]*100)/1000" office:value-type="float" office:value="4.3" calcext:value-type="float">
            <text:p>4.3</text:p>
          </table:table-cell>
          <table:table-cell table:formula="of:=EXP(-[.$G$2]*[.B46])" office:value-type="float" office:value="0.116484157773497" calcext:value-type="float">
            <text:p>0.1164841577734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([.B47]*100)/1000" office:value-type="float" office:value="4.4" calcext:value-type="float">
            <text:p>4.4</text:p>
          </table:table-cell>
          <table:table-cell table:formula="of:=EXP(-[.$G$2]*[.B47])" office:value-type="float" office:value="0.110803158362334" calcext:value-type="float">
            <text:p>0.1108031583623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48]*100)/1000" office:value-type="float" office:value="4.5" calcext:value-type="float">
            <text:p>4.5</text:p>
          </table:table-cell>
          <table:table-cell table:formula="of:=EXP(-[.$G$2]*[.B48])" office:value-type="float" office:value="0.105399224561864" calcext:value-type="float">
            <text:p>0.1053992245618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([.B49]*100)/1000" office:value-type="float" office:value="4.6" calcext:value-type="float">
            <text:p>4.6</text:p>
          </table:table-cell>
          <table:table-cell table:formula="of:=EXP(-[.$G$2]*[.B49])" office:value-type="float" office:value="0.100258843722804" calcext:value-type="float">
            <text:p>0.1002588437228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([.B50]*100)/1000" office:value-type="float" office:value="4.7" calcext:value-type="float">
            <text:p>4.7</text:p>
          </table:table-cell>
          <table:table-cell table:formula="of:=EXP(-[.$G$2]*[.B50])" office:value-type="float" office:value="0.0953691622155496" calcext:value-type="float">
            <text:p>0.095369162215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([.B51]*100)/1000" office:value-type="float" office:value="4.8" calcext:value-type="float">
            <text:p>4.8</text:p>
          </table:table-cell>
          <table:table-cell table:formula="of:=EXP(-[.$G$2]*[.B51])" office:value-type="float" office:value="0.0907179532894125" calcext:value-type="float">
            <text:p>0.0907179532894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([.B52]*100)/1000" office:value-type="float" office:value="4.9" calcext:value-type="float">
            <text:p>4.9</text:p>
          </table:table-cell>
          <table:table-cell table:formula="of:=EXP(-[.$G$2]*[.B52])" office:value-type="float" office:value="0.0862935864993705" calcext:value-type="float">
            <text:p>0.0862935864993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53]*100)/1000" office:value-type="float" office:value="5" calcext:value-type="float">
            <text:p>5</text:p>
          </table:table-cell>
          <table:table-cell table:formula="of:=EXP(-[.$G$2]*[.B53])" office:value-type="float" office:value="0.0820849986238988" calcext:value-type="float">
            <text:p>0.0820849986238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([.B54]*100)/1000" office:value-type="float" office:value="5.1" calcext:value-type="float">
            <text:p>5.1</text:p>
          </table:table-cell>
          <table:table-cell table:formula="of:=EXP(-[.$G$2]*[.B54])" office:value-type="float" office:value="0.0780816660011531" calcext:value-type="float">
            <text:p>0.0780816660011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([.B55]*100)/1000" office:value-type="float" office:value="5.2" calcext:value-type="float">
            <text:p>5.2</text:p>
          </table:table-cell>
          <table:table-cell table:formula="of:=EXP(-[.$G$2]*[.B55])" office:value-type="float" office:value="0.0742735782143339" calcext:value-type="float">
            <text:p>0.0742735782143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([.B56]*100)/1000" office:value-type="float" office:value="5.3" calcext:value-type="float">
            <text:p>5.3</text:p>
          </table:table-cell>
          <table:table-cell table:formula="of:=EXP(-[.$G$2]*[.B56])" office:value-type="float" office:value="0.0706512130604296" calcext:value-type="float">
            <text:p>0.070651213060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([.B57]*100)/1000" office:value-type="float" office:value="5.4" calcext:value-type="float">
            <text:p>5.4</text:p>
          </table:table-cell>
          <table:table-cell table:formula="of:=EXP(-[.$G$2]*[.B57])" office:value-type="float" office:value="0.0672055127397498" calcext:value-type="float">
            <text:p>0.067205512739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([.B58]*100)/1000" office:value-type="float" office:value="5.5" calcext:value-type="float">
            <text:p>5.5</text:p>
          </table:table-cell>
          <table:table-cell table:formula="of:=EXP(-[.$G$2]*[.B58])" office:value-type="float" office:value="0.0639278612067076" calcext:value-type="float">
            <text:p>0.0639278612067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([.B59]*100)/1000" office:value-type="float" office:value="5.6" calcext:value-type="float">
            <text:p>5.6</text:p>
          </table:table-cell>
          <table:table-cell table:formula="of:=EXP(-[.$G$2]*[.B59])" office:value-type="float" office:value="0.060810062625218" calcext:value-type="float">
            <text:p>0.060810062625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([.B60]*100)/1000" office:value-type="float" office:value="5.7" calcext:value-type="float">
            <text:p>5.7</text:p>
          </table:table-cell>
          <table:table-cell table:formula="of:=EXP(-[.$G$2]*[.B60])" office:value-type="float" office:value="0.0578443208748385" calcext:value-type="float">
            <text:p>0.0578443208748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([.B61]*100)/1000" office:value-type="float" office:value="5.8" calcext:value-type="float">
            <text:p>5.8</text:p>
          </table:table-cell>
          <table:table-cell table:formula="of:=EXP(-[.$G$2]*[.B61])" office:value-type="float" office:value="0.0550232200564072" calcext:value-type="float">
            <text:p>0.0550232200564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([.B62]*100)/1000" office:value-type="float" office:value="5.9" calcext:value-type="float">
            <text:p>5.9</text:p>
          </table:table-cell>
          <table:table-cell table:formula="of:=EXP(-[.$G$2]*[.B62])" office:value-type="float" office:value="0.0523397059484324" calcext:value-type="float">
            <text:p>0.0523397059484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[.B63]*100)/1000" office:value-type="float" office:value="6" calcext:value-type="float">
            <text:p>6</text:p>
          </table:table-cell>
          <table:table-cell table:formula="of:=EXP(-[.$G$2]*[.B63])" office:value-type="float" office:value="0.049787068367864" calcext:value-type="float">
            <text:p>0.04978706836786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09:39:24.444447435</meta:creation-date>
    <dc:date>2019-08-13T10:02:58.485182437</dc:date>
    <meta:editing-duration>PT2M33S</meta:editing-duration>
    <meta:editing-cycles>1</meta:editing-cycles>
    <meta:document-statistic meta:table-count="1" meta:cell-count="188" meta:object-count="0"/>
    <meta:generator>LibreOffice/6.0.7.3$Linux_X86_64 LibreOffice_project/00m0$Build-3</meta:generator>
  </office:meta>
</office:document-meta>
</file>